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2000000B24B439B9B6E5B83AC.png" manifest:media-type="image/png"/>
  <manifest:file-entry manifest:full-path="Pictures/10000001000000E0000000E30D3AA5021DB63745.png" manifest:media-type="image/png"/>
  <manifest:file-entry manifest:full-path="Pictures/100000010000007B000000A927C2050851360094.png" manifest:media-type="image/png"/>
  <manifest:file-entry manifest:full-path="Pictures/100000010000012E000000F08483AB3657F0AEC7.png" manifest:media-type="image/png"/>
  <manifest:file-entry manifest:full-path="Pictures/1000000100000128000000F0D9E8A668F1336FF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svg:stroke-width="0.053cm" svg:stroke-color="#000000" draw:marker-start="Arrowheads_20_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="Arrowheads_20_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81cm" svg:stroke-color="#f10d0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8.216cm" fo:min-width="2.751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45cm" svg:height="0.576cm" svg:x="7.034cm" svg:y="1.0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2" draw:text-style-name="P2" draw:layer="layout" svg:x1="6.379cm" svg:y1="0.557cm" svg:x2="6.379cm" svg:y2="12.687cm">
            <text:p/>
          </draw:line>
          <draw:line draw:style-name="gr2" draw:text-style-name="P2" draw:layer="layout" svg:x1="12.444cm" svg:y1="6.622cm" svg:x2="0.314cm" svg:y2="6.622cm">
            <text:p/>
          </draw:line>
        </draw:g>
        <draw:frame draw:style-name="gr3" draw:text-style-name="P2" draw:layer="layout" svg:width="1.485cm" svg:height="1.204cm" svg:x="10.985cm" svg:y="6.821cm">
          <draw:image xlink:href="Pictures/1000000100000128000000F0D9E8A668F1336FFA.png" xlink:type="simple" xlink:show="embed" xlink:actuate="onLoad" draw:mime-type="image/png">
            <text:p/>
          </draw:image>
        </draw:frame>
        <draw:frame draw:style-name="gr3" draw:text-style-name="P2" draw:layer="layout" svg:width="1.516cm" svg:height="1.204cm" svg:x="4.615cm" svg:y="0.067cm">
          <draw:image xlink:href="Pictures/100000010000012E000000F08483AB3657F0AEC7.png" xlink:type="simple" xlink:show="embed" xlink:actuate="onLoad" draw:mime-type="image/png">
            <text:p/>
          </draw:image>
        </draw:frame>
        <draw:g>
          <draw:line draw:style-name="gr4" draw:text-style-name="P2" draw:layer="layout" svg:x1="6.389cm" svg:y1="6.603cm" svg:x2="8.69cm" svg:y2="9.034cm">
            <text:p/>
          </draw:line>
          <draw:path draw:style-name="gr5" draw:text-style-name="P2" draw:layer="layout" svg:width="2.244cm" svg:height="0.322cm" draw:transform="skewX (-0.0502654824574367) rotate (-1.73538087525796) translate (9.15304998903326cm 6.63439631815174cm)" svg:viewBox="0 0 2245 323" svg:d="M2245 323c-698-352-1487-389-2245-242">
            <text:p/>
          </draw:path>
        </draw:g>
        <draw:frame draw:style-name="gr3" draw:text-style-name="P2" draw:layer="layout" svg:width="0.617cm" svg:height="0.848cm" svg:x="7.999cm" svg:y="6.991cm">
          <draw:image xlink:href="Pictures/100000010000007B000000A927C2050851360094.png" xlink:type="simple" xlink:show="embed" xlink:actuate="onLoad" draw:mime-type="image/png">
            <text:p/>
          </draw:image>
        </draw:frame>
        <draw:g>
          <draw:g>
            <draw:line draw:style-name="gr6" draw:text-style-name="P2" draw:layer="layout" svg:x1="9.404cm" svg:y1="7.114cm" svg:x2="9.998cm" svg:y2="7.126cm">
              <text:p/>
            </draw:line>
            <draw:line draw:style-name="gr6" draw:text-style-name="P2" draw:layer="layout" svg:x1="9.707cm" svg:y1="6.823cm" svg:x2="9.695cm" svg:y2="7.417cm">
              <text:p/>
            </draw:line>
          </draw:g>
          <draw:g>
            <draw:custom-shape draw:style-name="gr7" draw:text-style-name="P2" draw:layer="layout" svg:width="4.67cm" svg:height="12.044cm" draw:transform="skewX (-6.62130280992754E-017) rotate (2.38028003386987) translate (3.905cm 12.57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8" draw:text-style-name="P2" draw:layer="layout" svg:x1="2.245cm" svg:y1="2.22cm" svg:x2="10.496cm" svg:y2="10.995cm">
                <text:p/>
              </draw:line>
              <draw:line draw:style-name="gr8" draw:text-style-name="P2" draw:layer="layout" svg:x1="4.681cm" svg:y1="8.217cm" svg:x2="8.059cm" svg:y2="4.998cm">
                <text:p/>
              </draw:line>
            </draw:g>
          </draw:g>
          <draw:line draw:style-name="gr4" draw:text-style-name="P2" draw:layer="layout" svg:x1="9.488cm" svg:y1="7.255cm" svg:x2="10.256cm" svg:y2="6.771cm">
            <text:p/>
          </draw:line>
          <draw:path draw:style-name="gr5" draw:text-style-name="P2" draw:layer="layout" svg:width="3.384cm" svg:height="3.298cm" draw:transform="skewX (-0.153239908325102) rotate (-2.29406076882135) translate (12.9062100423645cm 8.65491372874435cm)" svg:viewBox="0 0 3385 3299" svg:d="M0 3299c739-1547 2092-3407 3385-3294">
            <text:p/>
          </draw:path>
          <draw:path draw:style-name="gr5" draw:text-style-name="P2" draw:layer="layout" svg:width="4.234cm" svg:height="2.603cm" draw:transform="skewX (-0.141895268187139) rotate (-1.44216556092291) translate (9.47558172262891cm 2.71094613784784cm)" svg:viewBox="0 0 4235 2604" svg:d="M0 2604c1026-890 2854-2080 4235-2604">
            <text:p/>
          </draw:path>
          <draw:line draw:style-name="gr4" draw:text-style-name="P2" draw:layer="layout" svg:x1="10.283cm" svg:y1="10.8cm" svg:x2="10.798cm" svg:y2="11.339cm">
            <text:p/>
          </draw:line>
        </draw:g>
        <draw:frame draw:style-name="gr3" draw:text-style-name="P2" draw:layer="layout" svg:width="1.124cm" svg:height="1.137cm" svg:x="11.298cm" svg:y="9.289cm">
          <draw:image xlink:href="Pictures/10000001000000E0000000E30D3AA5021DB63745.png" xlink:type="simple" xlink:show="embed" xlink:actuate="onLoad" draw:mime-type="image/png">
            <text:p/>
          </draw:image>
        </draw:frame>
        <draw:frame draw:style-name="gr3" draw:text-style-name="P2" draw:layer="layout" svg:width="0.663cm" svg:height="0.909cm" svg:x="8.646cm" svg:y="4.089cm">
          <draw:image xlink:href="Pictures/1000000100000082000000B24B439B9B6E5B83AC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g>
          <draw:g>
            <draw:line draw:style-name="gr6" draw:text-style-name="P2" draw:layer="layout" svg:x1="9.729cm" svg:y1="3.96cm" svg:x2="10.311cm" svg:y2="3.839cm">
              <text:p/>
            </draw:line>
            <draw:line draw:style-name="gr6" draw:text-style-name="P2" draw:layer="layout" svg:x1="9.959cm" svg:y1="3.609cm" svg:x2="10.08cm" svg:y2="4.191cm">
              <text:p/>
            </draw:line>
          </draw:g>
          <draw:frame draw:style-name="gr1" draw:text-style-name="P1" draw:layer="layout" svg:width="0.245cm" svg:height="0.576cm" svg:x="6.982cm" svg:y="0.24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g>
            <draw:line draw:style-name="gr2" draw:text-style-name="P2" draw:layer="layout" svg:x1="6.342cm" svg:y1="0.347cm" svg:x2="6.327cm" svg:y2="11.067cm">
              <text:p/>
            </draw:line>
            <draw:line draw:style-name="gr2" draw:text-style-name="P2" draw:layer="layout" svg:x1="12.392cm" svg:y1="5.802cm" svg:x2="0.262cm" svg:y2="5.802cm">
              <text:p/>
            </draw:line>
          </draw:g>
          <draw:frame draw:style-name="gr3" draw:text-style-name="P2" draw:layer="layout" svg:width="1.124cm" svg:height="1.137cm" svg:x="9.967cm" svg:y="4.476cm">
            <draw:image xlink:href="Pictures/10000001000000E0000000E30D3AA5021DB63745.png" xlink:type="simple" xlink:show="embed" xlink:actuate="onLoad" draw:mime-type="image/png">
              <text:p/>
            </draw:image>
          </draw:frame>
          <draw:frame draw:style-name="gr3" draw:text-style-name="P2" draw:layer="layout" svg:width="1.485cm" svg:height="1.204cm" svg:x="10.933cm" svg:y="6.001cm">
            <draw:image xlink:href="Pictures/1000000100000128000000F0D9E8A668F1336FFA.png" xlink:type="simple" xlink:show="embed" xlink:actuate="onLoad" draw:mime-type="image/png">
              <text:p/>
            </draw:image>
          </draw:frame>
          <draw:frame draw:style-name="gr3" draw:text-style-name="P2" draw:layer="layout" svg:width="1.516cm" svg:height="1.204cm" svg:x="4.58cm" svg:y="0.196cm">
            <draw:image xlink:href="Pictures/100000010000012E000000F08483AB3657F0AEC7.png" xlink:type="simple" xlink:show="embed" xlink:actuate="onLoad" draw:mime-type="image/png">
              <text:p/>
            </draw:image>
          </draw:frame>
          <draw:g>
            <draw:g>
              <draw:custom-shape draw:style-name="gr7" draw:text-style-name="P2" draw:layer="layout" svg:width="4.671cm" svg:height="12.044cm" draw:transform="skewX (6.61988557901788E-017) rotate (-0.646993553714298) translate (8.084cm -0.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8" draw:text-style-name="P2" draw:layer="layout" svg:x1="9.915cm" svg:y1="0.942cm" svg:x2="2.719cm" svg:y2="10.601cm">
                  <text:p/>
                </draw:line>
                <draw:line draw:style-name="gr8" draw:text-style-name="P2" draw:layer="layout" svg:x1="8.178cm" svg:y1="7.179cm" svg:x2="4.455cm" svg:y2="4.366cm">
                  <text:p/>
                </draw:line>
              </draw:g>
            </draw:g>
            <draw:path draw:style-name="gr5" draw:text-style-name="P2" draw:layer="layout" svg:width="3.229cm" svg:height="1.213cm" draw:transform="skewX (-0.194604211597368) rotate (-1.49679436651034) translate (9.67156600510604cm 2.58298561955683cm)" svg:viewBox="0 0 3230 1214" svg:d="M0 1214c883-713 2099-1339 3230-1192">
              <text:p/>
            </draw:path>
            <draw:g>
              <draw:line draw:style-name="gr4" draw:text-style-name="P2" draw:layer="layout" svg:x1="6.308cm" svg:y1="5.777cm" svg:x2="10.921cm" svg:y2="3.437cm">
                <text:p/>
              </draw:line>
              <draw:path draw:style-name="gr5" draw:text-style-name="P2" draw:layer="layout" svg:width="2.27cm" svg:height="0.217cm" draw:transform="skewX (0.0422369678982628) rotate (-1.41040056853662) translate (10.951394645739cm 3.51331140857657cm)" svg:viewBox="0 0 2271 218" svg:d="M0 218c574-198 1804-269 2271-181">
                <text:p/>
              </draw:path>
            </draw:g>
            <draw:frame draw:style-name="gr3" draw:text-style-name="P2" draw:layer="layout" svg:width="0.617cm" svg:height="0.848cm" svg:x="8.387cm" svg:y="3.62cm">
              <draw:image xlink:href="Pictures/100000010000007B000000A927C2050851360094.png" xlink:type="simple" xlink:show="embed" xlink:actuate="onLoad" draw:mime-type="image/png">
                <text:p/>
              </draw:image>
            </draw:frame>
            <draw:path draw:style-name="gr5" draw:text-style-name="P2" draw:layer="layout" svg:width="1.488cm" svg:height="1.165cm" draw:transform="skewX (-0.141197136486341) rotate (-0.05550147021342) translate (5.55053143059347cm 4.90164993081714cm)" svg:viewBox="0 0 1489 1166" svg:d="M131 1166c-392-383 176-1139 645-1165s735 331 711 805">
              <text:p/>
            </draw:path>
          </draw:g>
        </draw:g>
        <draw:frame draw:style-name="gr3" draw:text-style-name="P2" draw:layer="layout" svg:width="0.663cm" svg:height="0.909cm" svg:x="5.483cm" svg:y="4.129cm">
          <draw:image xlink:href="Pictures/1000000100000082000000B24B439B9B6E5B83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7T22:46:49.527339857</meta:creation-date>
    <dc:date>2025-02-04T10:54:23.079546226</dc:date>
    <meta:editing-duration>PT19H25M29S</meta:editing-duration>
    <meta:editing-cycles>7</meta:editing-cycles>
    <meta:generator>LibreOffice/7.3.7.2$Linux_X86_64 LibreOffice_project/30$Build-2</meta:generator>
    <meta:document-statistic meta:object-count="4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